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ra_Sea_shelf">
            <text:p>Kara_Sea_shelf</text:p>
          </table:table-cell>
          <table:table-cell office:value-type="string" office:value="radiocarbon">
            <text:p>radiocarbon</text:p>
          </table:table-cell>
          <table:table-cell office:value-type="string" office:value="Poz-12678">
            <text:p>Poz-12678</text:p>
          </table:table-cell>
          <table:table-cell office:value-type="float" office:value="74.01">
            <text:p>74.01</text:p>
          </table:table-cell>
          <table:table-cell office:value-type="float" office:value="73.12">
            <text:p>73.12</text:p>
          </table:table-cell>
          <table:table-cell office:value-type="float" office:value="8560.0">
            <text:p>8560.0</text:p>
          </table:table-cell>
          <table:table-cell office:value-type="float" office:value="473.67">
            <text:p>473.67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145.0">
            <text:p>145.0</text:p>
          </table:table-cell>
          <table:table-cell office:value-type="float" office:value="196.0">
            <text:p>196.0</text:p>
          </table:table-cell>
          <table:table-cell office:value-type="float" office:value="-1.0">
            <text:p>-1.0</text:p>
          </table:table-cell>
          <table:table-cell office:value-type="float" office:value="-40.8">
            <text:p>-40.8</text:p>
          </table:table-cell>
          <table:table-cell office:value-type="float" office:value="1.1936861228983102">
            <text:p>1.1936861228983102</text:p>
          </table:table-cell>
          <table:table-cell office:value-type="float" office:value="1.187476315553283">
            <text:p>1.187476315553283</text:p>
          </table:table-cell>
          <table:table-cell office:value-type="string" office:value="LevitanEtal2007,BaranskayaEtal2018">
            <text:p>LevitanEtal2007,BaranskayaEtal2018</text:p>
          </table:table-cell>
        </table:table-row>
        <table:table-row>
          <table:table-cell office:value-type="string" office:value="Kara_Sea_shelf">
            <text:p>Kara_Sea_shelf</text:p>
          </table:table-cell>
          <table:table-cell office:value-type="string" office:value="radiocarbon">
            <text:p>radiocarbon</text:p>
          </table:table-cell>
          <table:table-cell office:value-type="string" office:value="KIA-10230">
            <text:p>KIA-10230</text:p>
          </table:table-cell>
          <table:table-cell office:value-type="float" office:value="73.55">
            <text:p>73.55</text:p>
          </table:table-cell>
          <table:table-cell office:value-type="float" office:value="79.83">
            <text:p>79.83</text:p>
          </table:table-cell>
          <table:table-cell office:value-type="float" office:value="8725.0">
            <text:p>8725.0</text:p>
          </table:table-cell>
          <table:table-cell office:value-type="float" office:value="40.0">
            <text:p>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145.0">
            <text:p>145.0</text:p>
          </table:table-cell>
          <table:table-cell office:value-type="float" office:value="196.0">
            <text:p>196.0</text:p>
          </table:table-cell>
          <table:table-cell office:value-type="float" office:value="-1.0">
            <text:p>-1.0</text:p>
          </table:table-cell>
          <table:table-cell office:value-type="float" office:value="-39.0">
            <text:p>-39.0</text:p>
          </table:table-cell>
          <table:table-cell office:value-type="float" office:value="1.1215279755761778">
            <text:p>1.1215279755761778</text:p>
          </table:table-cell>
          <table:table-cell office:value-type="float" office:value="1.112755588617734">
            <text:p>1.112755588617734</text:p>
          </table:table-cell>
          <table:table-cell office:value-type="string" office:value="PolyakovaStein2004,BaranskayaEtal2018">
            <text:p>PolyakovaStein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